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2024-12-19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2023-12-13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2022-12-15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2021-12-08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2021-01-0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2019-12-07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2018-11-28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2018-02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200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199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199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199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198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2301</text:p>
          </table:table-cell>
          <table:table-cell office:value-type="string" calcext:value-type="string">
            <text:p>197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